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111111" fo:background-color="#0066cc"/>
    </style:style>
    <style:style style:name="P2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  <style:text-properties fo:font-variant="normal" fo:text-transform="none" fo:color="#555555" style:font-name="Arial1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  <style:text-properties fo:font-variant="normal" fo:text-transform="none" fo:color="#555555" fo:letter-spacing="normal"/>
    </style:style>
    <style:style style:name="P5" style:family="paragraph" style:parent-style-name="Text_20_body">
      <style:paragraph-properties fo:margin-left="0cm" fo:margin-right="0cm" fo:margin-top="0cm" fo:margin-bottom="0.529cm" style:line-height-at-least="0.529cm" fo:widows="1" fo:text-indent="0cm" style:auto-text-indent="false"/>
      <style:text-properties fo:font-variant="normal" fo:text-transform="none" fo:color="#ffffff" style:font-name="Arial1" fo:font-size="22pt" fo:letter-spacing="normal" fo:font-style="normal" fo:font-weight="normal" fo:background-color="#0066cc" style:font-size-asian="22pt" style:font-size-complex="22pt"/>
    </style:style>
    <style:style style:name="P6" style:family="paragraph" style:parent-style-name="Text_20_body">
      <style:paragraph-properties fo:margin-left="0cm" fo:margin-right="0cm" fo:margin-top="0cm" fo:margin-bottom="0.529cm" style:line-height-at-least="0.37cm" fo:widows="1" fo:text-indent="0cm" style:auto-text-indent="false" fo:padding="0cm" fo:border="none"/>
      <style:text-properties fo:font-variant="normal" fo:text-transform="none" fo:color="#ffffff" style:font-name="Arial1" fo:font-size="8.25pt" fo:letter-spacing="normal" fo:font-style="normal" fo:font-weight="bold" fo:background-color="#3a87ad"/>
    </style:style>
    <style:style style:name="P7" style:family="paragraph" style:parent-style-name="Text_20_body">
      <style:paragraph-properties fo:margin-left="0cm" fo:margin-right="0cm" fo:margin-top="0cm" fo:margin-bottom="0.529cm" style:line-height-at-least="0.37cm" fo:widows="1" fo:text-indent="0cm" style:auto-text-indent="false" fo:padding="0cm" fo:border="none"/>
      <style:text-properties fo:font-variant="normal" fo:text-transform="none" fo:color="#ffffff" style:font-name="Arial1" fo:font-size="8.25pt" fo:letter-spacing="normal" fo:font-style="normal" fo:font-weight="bold" fo:background-color="#0066cc"/>
    </style:style>
    <style:style style:name="P8" style:family="paragraph" style:parent-style-name="Heading_20_3">
      <style:text-properties fo:font-variant="normal" fo:text-transform="none" fo:color="#ffffff" style:font-name="Arial1" fo:font-size="15pt" fo:letter-spacing="normal" fo:font-style="normal" fo:font-weight="normal" fo:background-color="#0066cc"/>
    </style:style>
    <style:style style:name="P9" style:family="paragraph" style:parent-style-name="Heading_20_3">
      <style:text-properties fo:font-variant="normal" fo:text-transform="none" fo:color="#111111" style:font-name="Arial1" fo:font-size="15pt" fo:letter-spacing="normal" fo:font-style="normal" fo:font-weight="normal" fo:background-color="#99ff66"/>
    </style:style>
    <style:style style:name="P10" style:family="paragraph" style:parent-style-name="Heading_20_3">
      <style:paragraph-properties fo:margin-left="0cm" fo:margin-right="0cm" fo:margin-top="0cm" fo:margin-bottom="0.423cm" style:line-height-at-least="0.529cm" fo:widows="1" fo:text-indent="0cm" style:auto-text-indent="false"/>
      <style:text-properties fo:font-variant="normal" fo:text-transform="none" fo:color="#555555" style:font-name="Arial1" fo:font-size="15pt" fo:letter-spacing="normal" fo:font-style="normal" fo:font-weight="normal"/>
    </style:style>
    <style:style style:name="P11" style:family="paragraph" style:parent-style-name="Heading_20_3">
      <style:paragraph-properties fo:margin-left="0cm" fo:margin-right="0cm" fo:margin-top="0cm" fo:margin-bottom="0.529cm" style:line-height-at-least="0.529cm" fo:widows="1" fo:text-indent="0cm" style:auto-text-indent="false"/>
      <style:text-properties fo:font-variant="normal" fo:text-transform="none" fo:color="#555555" style:font-name="Arial1" fo:font-size="15pt" fo:letter-spacing="normal" fo:font-style="normal" fo:font-weight="normal"/>
    </style:style>
    <style:style style:name="P12" style:family="paragraph" style:parent-style-name="Heading_20_3">
      <style:paragraph-properties fo:margin-left="0cm" fo:margin-right="0cm" fo:margin-top="0cm" fo:margin-bottom="0.529cm" style:line-height-at-least="0.529cm" fo:widows="1" fo:text-indent="0cm" style:auto-text-indent="false"/>
      <style:text-properties fo:font-variant="normal" fo:text-transform="none" fo:color="#ffffff" style:font-name="Arial1" fo:font-size="15pt" fo:letter-spacing="normal" fo:font-style="normal" fo:font-weight="normal" fo:background-color="#0066cc" style:font-size-asian="22pt" style:font-size-complex="22pt"/>
    </style:style>
    <style:style style:name="P13" style:family="paragraph" style:parent-style-name="Heading_20_3">
      <style:paragraph-properties fo:margin-left="0cm" fo:margin-right="0cm" fo:margin-top="0cm" fo:margin-bottom="0.529cm" style:line-height-at-least="0.529cm" fo:widows="1" fo:text-indent="0cm" style:auto-text-indent="false"/>
      <style:text-properties fo:font-variant="normal" fo:text-transform="none" fo:color="#ffffff" style:font-name="Arial1" fo:font-size="22pt" fo:letter-spacing="normal" fo:font-style="normal" fo:font-weight="normal" fo:background-color="#0066cc" style:font-size-asian="22pt" style:font-size-complex="22pt"/>
    </style:style>
    <style:style style:name="P14" style:family="paragraph" style:parent-style-name="Quotations">
      <style:paragraph-properties fo:margin-left="1.529cm" fo:margin-right="1.529cm" fo:margin-top="0cm" fo:margin-bottom="0.529cm" style:line-height-at-least="0.529cm" fo:widows="1" fo:text-indent="0cm" style:auto-text-indent="false" fo:padding="0cm" fo:border="none"/>
    </style:style>
    <style:style style:name="T1" style:family="text">
      <style:text-properties fo:font-size="9.75pt"/>
    </style:style>
    <style:style style:name="T2" style:family="text">
      <style:text-properties fo:font-variant="normal" fo:text-transform="none" fo:color="#555555" style:font-name="Arial1" fo:font-size="9.75pt" fo:letter-spacing="normal" fo:font-style="normal" fo:font-weight="normal"/>
    </style:style>
    <style:style style:name="T3" style:family="text">
      <style:text-properties fo:font-variant="normal" fo:text-transform="none" fo:color="#d1291f" style:font-name="Arial1" fo:font-size="9.7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style:font-name="Arial1" fo:font-size="9.75pt" fo:letter-spacing="normal" fo:font-style="normal" fo:font-weight="normal"/>
    </style:style>
    <style:style style:name="T5" style:family="text">
      <style:text-properties fo:font-variant="normal" fo:text-transform="none" style:font-name="Arial1" fo:font-size="9.75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style:font-name="Arial1" fo:letter-spacing="normal" fo:font-style="normal" fo:font-weight="normal"/>
    </style:style>
    <style:style style:name="T7" style:family="text">
      <style:text-properties fo:font-variant="normal" fo:text-transform="none" fo:color="#ffffff" style:font-name="Arial1" fo:font-size="9.75pt" fo:letter-spacing="normal" fo:font-style="normal" fo:font-weight="normal"/>
    </style:style>
    <style:style style:name="T8" style:family="text">
      <style:text-properties fo:font-variant="normal" fo:text-transform="none" fo:color="#ffffff" style:font-name="Arial1" fo:font-size="9.7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111111" style:font-name="Arial1" fo:font-size="9.75pt" fo:letter-spacing="normal" fo:font-style="normal" fo:font-weight="normal"/>
    </style:style>
    <style:style style:name="T10" style:family="text">
      <style:text-properties fo:font-variant="normal" fo:text-transform="none" fo:color="#111111" style:font-name="Arial1" fo:font-size="9.75pt" fo:letter-spacing="normal" fo:font-style="normal" fo:font-weight="normal" fo:background-color="#dddddd"/>
    </style:style>
    <style:style style:name="T11" style:family="text">
      <style:text-properties fo:font-variant="normal" fo:text-transform="none" fo:color="#111111" style:font-name="Arial1" fo:font-size="9.75pt" fo:letter-spacing="normal" fo:font-style="normal" fo:font-weight="normal" fo:background-color="#99ff66"/>
    </style:style>
    <style:style style:name="T12" style:family="text">
      <style:text-properties fo:font-variant="normal" fo:text-transform="none" fo:color="#111111" style:font-name="Arial1" fo:font-size="9.75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color="#111111" style:font-name="Arial1" fo:font-size="9.75pt" fo:letter-spacing="normal" fo:font-style="normal" style:text-underline-style="solid" style:text-underline-width="auto" style:text-underline-color="font-color" fo:font-weight="normal" fo:background-color="#dddddd"/>
    </style:style>
    <style:style style:name="T14" style:family="text">
      <style:text-properties fo:font-variant="normal" fo:text-transform="none" fo:color="#111111" style:font-name="Arial1" fo:font-size="9.75pt" fo:letter-spacing="normal" fo:font-style="normal" style:text-underline-style="solid" style:text-underline-width="auto" style:text-underline-color="font-color" fo:font-weight="normal" fo:background-color="#99ff66"/>
    </style:style>
    <style:style style:name="T15" style:family="text">
      <style:text-properties fo:font-variant="normal" fo:text-transform="none" fo:color="#666666" style:font-name="Arial1" fo:font-size="9.75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Present Simple Passive</text:h>
      <text:p text:style-name="P2"><text:span text:style-name="T11">Для утворення пасивного стану у часі </text:span><text:a xlink:type="simple" xlink:href="http://easy-english.com.ua/present-simple/" office:target-frame-name="_blank" xlink:show="new"><text:span text:style-name="T14">Present Simple</text:span></text:a><text:span text:style-name="T11"> необхідно перед дієсловом з </text:span><text:a xlink:type="simple" xlink:href="http://easy-english.com.ua/zakinchennya-ed-v-anglijskij-movi/" office:target-frame-name="_blank" xlink:show="new"><text:span text:style-name="T14">закінченням </text:span></text:a><text:a xlink:type="simple" xlink:href="http://easy-english.com.ua/zakinchennya-ed-v-anglijskij-movi/" office:target-frame-name="_blank" xlink:show="new"><text:span text:style-name="Emphasis"><text:span text:style-name="T14">-ed</text:span></text:span></text:a><text:span text:style-name="T11"> або у 3 формі (якщо воно </text:span><text:a xlink:type="simple" xlink:href="http://easy-english.com.ua/irregular-verbs/" office:target-frame-name="_blank" xlink:show="new"><text:span text:style-name="T14">неправильне</text:span></text:a><text:span text:style-name="T11">) поставити допоміжне дієслово </text:span><text:span text:style-name="Emphasis"><text:span text:style-name="T11">am</text:span></text:span><text:span text:style-name="T11">, </text:span><text:span text:style-name="Emphasis"><text:span text:style-name="T11">is</text:span></text:span><text:span text:style-name="T11"> або </text:span><text:span text:style-name="Emphasis"><text:span text:style-name="T11">are</text:span></text:span><text:span text:style-name="T11"> (</text:span><text:a xlink:type="simple" xlink:href="http://easy-english.com.ua/to-be/" office:target-frame-name="_blank" xlink:show="new"><text:span text:style-name="T14">дієслово </text:span></text:a><text:a xlink:type="simple" xlink:href="http://easy-english.com.ua/to-be/" office:target-frame-name="_blank" xlink:show="new"><text:span text:style-name="Emphasis"><text:span text:style-name="T14">to be</text:span></text:span></text:a><text:span text:style-name="T11"> в теперішньому часі). </text:span><text:span text:style-name="Emphasis"><text:span text:style-name="T11">Am</text:span></text:span><text:span text:style-name="T11">вживається з 1 особою однини (</text:span><text:span text:style-name="Emphasis"><text:span text:style-name="T11">I</text:span></text:span><text:span text:style-name="T11">), </text:span><text:span text:style-name="Emphasis"><text:span text:style-name="T11">is</text:span></text:span><text:span text:style-name="T11"> з 3 особою однини (</text:span><text:span text:style-name="Emphasis"><text:span text:style-name="T11">he</text:span></text:span><text:span text:style-name="T11">, </text:span><text:span text:style-name="Emphasis"><text:span text:style-name="T11">she</text:span></text:span><text:span text:style-name="T11">, </text:span><text:span text:style-name="Emphasis"><text:span text:style-name="T11">it</text:span></text:span><text:span text:style-name="T11">), </text:span><text:span text:style-name="Emphasis"><text:span text:style-name="T11">are</text:span></text:span><text:span text:style-name="T11"> – з усіма іншими. Правило утворення:</text:span></text:p>
      <text:p text:style-name="P7">Іменник + am / is / are + дієслово з закінченням -ed або у 3 формі</text:p>
      <text:h text:style-name="P8" text:outline-level="3">Past Simple Passive</text:h>
      <text:p text:style-name="P2"><text:span text:style-name="T2">Для утворення пасивного стану у часі </text:span><text:a xlink:type="simple" xlink:href="http://easy-english.com.ua/past-simple/" office:target-frame-name="_blank" xlink:show="new"><text:span text:style-name="T3">Past Simple</text:span></text:a><text:span text:style-name="T2"> необхідно перед дієсловом в минулому часі поставити допоміжне дієслово </text:span><text:span text:style-name="Emphasis"><text:span text:style-name="T2">was</text:span></text:span><text:span text:style-name="T2"> або </text:span><text:span text:style-name="Emphasis"><text:span text:style-name="T2">were</text:span></text:span><text:span text:style-name="T2"> (</text:span><text:a xlink:type="simple" xlink:href="http://easy-english.com.ua/to-be/" office:target-frame-name="_blank" xlink:show="new"><text:span text:style-name="Emphasis"><text:span text:style-name="T3">to be</text:span></text:span></text:a><text:span text:style-name="T2"> в минулому часі). </text:span><text:span text:style-name="Emphasis"><text:span text:style-name="T2">Was</text:span></text:span><text:span text:style-name="T2"> вживається з 1 та 3 особами однини (</text:span><text:span text:style-name="Emphasis"><text:span text:style-name="T2">I, he, she, it</text:span></text:span><text:span text:style-name="T2">). Правило утворення:</text:span></text:p>
      <text:p text:style-name="P6">Іменник + was / were + дієслово з закінченням -ed або у 3 формі</text:p>
      <text:p text:style-name="P3">Приклад:</text:p>
      <text:p text:style-name="P14"><text:span text:style-name="T15">The car </text:span><text:span text:style-name="Strong_20_Emphasis"><text:span text:style-name="T15">was repaired</text:span></text:span><text:span text:style-name="T15"> by Sam. - Машина була відремонтована Семом.</text:span></text:p>
      <text:h text:style-name="P8" text:outline-level="3">Present Continuous Passive</text:h>
      <text:p text:style-name="P2"><text:span text:style-name="T2">Для утворення пасивного стану </text:span><text:a xlink:type="simple" xlink:href="http://easy-english.com.ua/present-continuous/" office:target-frame-name="_blank" xlink:show="new"><text:span text:style-name="T3">Present Continuous</text:span></text:a><text:span text:style-name="T2"> необхідно після допоміжного дієслова </text:span><text:span text:style-name="Emphasis"><text:span text:style-name="T2">am / is / are</text:span></text:span><text:span text:style-name="T2"> додати допоміжне дієслово being, а до основного дієслова додати </text:span><text:a xlink:type="simple" xlink:href="http://easy-english.com.ua/zakinchennya-ed-v-anglijskij-movi/" office:target-frame-name="_blank" xlink:show="new"><text:span text:style-name="T3">закінчення </text:span></text:a><text:a xlink:type="simple" xlink:href="http://easy-english.com.ua/zakinchennya-ed-v-anglijskij-movi/" office:target-frame-name="_blank" xlink:show="new"><text:span text:style-name="Emphasis"><text:span text:style-name="T3">-ed</text:span></text:span></text:a><text:span text:style-name="T2"> або ж використати 3 форму, якщо воно не є правильним (</text:span><text:a xlink:type="simple" xlink:href="http://easy-english.com.ua/irregular-verbs/" office:target-frame-name="_blank" xlink:show="new"><text:span text:style-name="T3">Неправильні дієслова</text:span></text:a><text:span text:style-name="T2">). Формула:</text:span></text:p>
      <text:p text:style-name="P6">Іменник + am / is / are + being + дієслово з закінченням -ed або у 3 формі</text:p>
      <text:p text:style-name="P3">Приклад:</text:p>
      <text:p text:style-name="P2"><text:span text:style-name="T2">Right now, the letter </text:span><text:span text:style-name="Strong_20_Emphasis"><text:span text:style-name="T2">is being written</text:span></text:span><text:span text:style-name="T2"> by Sarah. – Лист зараз пишеться Сарою.</text:span></text:p>
      <text:p text:style-name="P2"><text:span text:style-name="T2"/></text:p>
      <text:h text:style-name="P11" text:outline-level="3"><text:span text:style-name="T1">Present Perfect Continuous Passive</text:span></text:h>
      <text:p text:style-name="P2"><text:span text:style-name="T2">Для утворення </text:span><text:a xlink:type="simple" xlink:href="http://easy-english.com.ua/present-perfect-continuous/" office:target-frame-name="_blank" xlink:show="new"><text:span text:style-name="T3">Present Perfect Continuous</text:span></text:a><text:span text:style-name="T2"> в пасивному стані потрібно додати допоміжне дієслово </text:span><text:span text:style-name="Emphasis"><text:span text:style-name="T2">being</text:span></text:span><text:span text:style-name="T2">, що має розміщуватися в реченні після конструкції </text:span><text:a xlink:type="simple" xlink:href="http://easy-english.com.ua/to-have/" office:target-frame-name="_blank" xlink:show="new"><text:span text:style-name="Emphasis"><text:span text:style-name="T3">has / have been</text:span></text:span></text:a><text:span text:style-name="T2"> та дієсловом з </text:span><text:a xlink:type="simple" xlink:href="http://easy-english.com.ua/zakinchennya-ed-v-anglijskij-movi/" office:target-frame-name="_blank" xlink:show="new"><text:span text:style-name="T3">закінченням </text:span></text:a><text:a xlink:type="simple" xlink:href="http://easy-english.com.ua/zakinchennya-ed-v-anglijskij-movi/" office:target-frame-name="_blank" xlink:show="new"><text:span text:style-name="Emphasis"><text:span text:style-name="T3">-ed</text:span></text:span></text:a><text:span text:style-name="T2"> або у </text:span><text:a xlink:type="simple" xlink:href="http://easy-english.com.ua/irregular-verbs/" office:target-frame-name="_blank" xlink:show="new"><text:span text:style-name="T3">3 формі</text:span></text:a><text:span text:style-name="T2">. Правило:</text:span></text:p>
      <text:p text:style-name="P6">Іменник + has / have + been + being + дієслово з закінченням -ed або у 3 формі</text:p>
      <text:p text:style-name="P3">Приклад:</text:p>
      <text:p text:style-name="P14"><text:span text:style-name="T15">Recently, the work </text:span><text:span text:style-name="Strong_20_Emphasis"><text:span text:style-name="T15">has been being done</text:span></text:span><text:span text:style-name="T15"> by John. – Нещодавно робота була закінчена Джоном.</text:span></text:p>
      <text:h text:style-name="P12" text:outline-level="3"><text:soft-page-break/>Past Perfect Passive</text:h>
      <text:p text:style-name="P2"><text:a xlink:type="simple" xlink:href="http://easy-english.com.ua/past-perfect/" office:target-frame-name="_blank" xlink:show="new"><text:span text:style-name="T3">Past Perfect</text:span></text:a><text:span text:style-name="T2"> Passive утворюється додаванням допоміжного слова </text:span><text:span text:style-name="Emphasis"><text:span text:style-name="T2">been</text:span></text:span><text:span text:style-name="T2">, що ставиться після </text:span><text:a xlink:type="simple" xlink:href="http://easy-english.com.ua/to-have/" office:target-frame-name="_blank" xlink:show="new"><text:span text:style-name="Emphasis"><text:span text:style-name="T3">had</text:span></text:span></text:a><text:span text:style-name="T2"> та дієсловом з</text:span><text:a xlink:type="simple" xlink:href="http://easy-english.com.ua/zakinchennya-ed-v-anglijskij-movi/" office:target-frame-name="_blank" xlink:show="new"><text:span text:style-name="T3">закінченням </text:span></text:a><text:a xlink:type="simple" xlink:href="http://easy-english.com.ua/zakinchennya-ed-v-anglijskij-movi/" office:target-frame-name="_blank" xlink:show="new"><text:span text:style-name="Emphasis"><text:span text:style-name="T3">-ed</text:span></text:span></text:a><text:span text:style-name="T2"> або у </text:span><text:a xlink:type="simple" xlink:href="http://easy-english.com.ua/irregular-verbs/" office:target-frame-name="_blank" xlink:show="new"><text:span text:style-name="T3">3 формі</text:span></text:a><text:span text:style-name="T2">. Правило:</text:span></text:p>
      <text:p text:style-name="P6">Іменник + had been + дієслово з закінченням -ed або у 3 формі</text:p>
      <text:p text:style-name="P3">Приклад:</text:p>
      <text:p text:style-name="P14"><text:span text:style-name="T15">Many cars </text:span><text:span text:style-name="Strong_20_Emphasis"><text:span text:style-name="T15">had been repaired</text:span></text:span><text:span text:style-name="T15"> by George before he received his mechanic’s license. – Багато машин було відремонтовано Джорджем перед тим, як він отримав ліцензію механіка.</text:span></text:p>
      <text:p text:style-name="P4"> </text:p>
      <text:h text:style-name="P10" text:outline-level="3">Present Perfect Passive</text:h>
      <text:p text:style-name="P2"><text:span text:style-name="T2">Пасивний стан у </text:span><text:a xlink:type="simple" xlink:href="http://easy-english.com.ua/present-perfect/" office:target-frame-name="_blank" xlink:show="new"><text:span text:style-name="T3">Present Perfect</text:span></text:a><text:span text:style-name="T2"> створюється шляхом додавання допоміжного слова </text:span><text:span text:style-name="Emphasis"><text:span text:style-name="T2">been</text:span></text:span><text:span text:style-name="T2"> після </text:span><text:a xlink:type="simple" xlink:href="http://easy-english.com.ua/to-have/" office:target-frame-name="_blank" xlink:show="new"><text:span text:style-name="Emphasis"><text:span text:style-name="T3">has / have</text:span></text:span></text:a><text:span text:style-name="T2"> та</text:span><text:a xlink:type="simple" xlink:href="http://easy-english.com.ua/irregular-verbs/" office:target-frame-name="_blank" xlink:show="new"><text:span text:style-name="T3">дієсловом у 3 формі</text:span></text:a><text:span text:style-name="T2"> або з </text:span><text:a xlink:type="simple" xlink:href="http://easy-english.com.ua/zakinchennya-ed-v-anglijskij-movi/" office:target-frame-name="_blank" xlink:show="new"><text:span text:style-name="T3">закінченням </text:span></text:a><text:a xlink:type="simple" xlink:href="http://easy-english.com.ua/zakinchennya-ed-v-anglijskij-movi/" office:target-frame-name="_blank" xlink:show="new"><text:span text:style-name="Emphasis"><text:span text:style-name="T3">-ed</text:span></text:span></text:a><text:span text:style-name="T2">. Формула утворення:</text:span></text:p>
      <text:p text:style-name="P6">Іменник + has / have + been + дієслово з закінченням -ed або у 3 формі</text:p>
      <text:p text:style-name="P3">Приклад:</text:p>
      <text:p text:style-name="P14"><text:span text:style-name="T15">That castle </text:span><text:span text:style-name="Strong_20_Emphasis"><text:span text:style-name="T15">has been visited</text:span></text:span><text:span text:style-name="T15"> by many tourists. – Цей будинок відвідувало багато туристів.</text:span></text:p>
      <text:p text:style-name="P5"><text:span text:style-name="T6"/></text:p>
      <text:h text:style-name="P13" text:outline-level="3"><text:span text:style-name="T6"/></text:h>
      <text:h text:style-name="P13" text:outline-level="3">Past Continuous Passive</text:h>
      <text:p text:style-name="P2"><text:span text:style-name="T2">Для утворення пасивного стану у часі </text:span><text:a xlink:type="simple" xlink:href="http://easy-english.com.ua/past-continuous/" office:target-frame-name="_blank" xlink:show="new"><text:span text:style-name="T3">Past Continuous</text:span></text:a><text:span text:style-name="T2"> необхідно перед дієсловом в минулому часі поставити допоміжні дієслова </text:span><text:span text:style-name="Emphasis"><text:span text:style-name="T2">was</text:span></text:span><text:span text:style-name="T2"> / </text:span><text:span text:style-name="Emphasis"><text:span text:style-name="T2">were </text:span></text:span><text:span text:style-name="T2">та</text:span><text:span text:style-name="Emphasis"><text:span text:style-name="T2"> being</text:span></text:span><text:span text:style-name="T2">, а дієслово вживати не з </text:span><text:a xlink:type="simple" xlink:href="http://easy-english.com.ua/zakinchennya-ing-v-anglijskij-movi/" office:target-frame-name="_blank" xlink:show="new"><text:span text:style-name="T3">закінченням </text:span></text:a><text:a xlink:type="simple" xlink:href="http://easy-english.com.ua/zakinchennya-ing-v-anglijskij-movi/" office:target-frame-name="_blank" xlink:show="new"><text:span text:style-name="Emphasis"><text:span text:style-name="T3">-ing,</text:span></text:span></text:a><text:span text:style-name="T2"> а з </text:span><text:a xlink:type="simple" xlink:href="http://easy-english.com.ua/zakinchennya-ed-v-anglijskij-movi/" office:target-frame-name="_blank" xlink:show="new"><text:span text:style-name="T3">закінченням </text:span></text:a><text:a xlink:type="simple" xlink:href="http://easy-english.com.ua/zakinchennya-ed-v-anglijskij-movi/" office:target-frame-name="_blank" xlink:show="new"><text:span text:style-name="Emphasis"><text:span text:style-name="T3">-ed</text:span></text:span></text:a><text:span text:style-name="T2"> або ж у 3 формі (</text:span><text:a xlink:type="simple" xlink:href="http://easy-english.com.ua/irregular-verbs/" office:target-frame-name="_blank" xlink:show="new"><text:span text:style-name="T3">Таблиця неправильних дієслів</text:span></text:a><text:span text:style-name="T2">). </text:span><text:span text:style-name="Emphasis"><text:span text:style-name="T2">Was</text:span></text:span><text:span text:style-name="T2"> вживається з 1 та третьою особами однини (</text:span><text:span text:style-name="Emphasis"><text:span text:style-name="T2">I, he, she, it</text:span></text:span><text:span text:style-name="T2">). Формула:</text:span></text:p>
      <text:p text:style-name="P6">Іменник + was / were + being + дієслово з закінченням -ed або у 3 формі</text:p>
      <text:p text:style-name="P3">Приклад:</text:p>
      <text:p text:style-name="P14"><text:span text:style-name="T15">The customer </text:span><text:span text:style-name="Strong_20_Emphasis"><text:span text:style-name="T15">was being helped</text:span></text:span><text:span text:style-name="T15"> by the salesman when the thief came into the store. – Продавець допомагав клієнту в той час, коли злодій зайшов до магазину.</text:span></text:p>
      <text:p text:style-name="P2"><text:span text:style-name="T2"/></text:p>
      <text:h text:style-name="P8" text:outline-level="3"><text:soft-page-break/>Past Perfect Continuous Passive</text:h>
      <text:p text:style-name="P2"><text:a xlink:type="simple" xlink:href="http://easy-english.com.ua/past-perfect-continuous/" office:target-frame-name="_blank" xlink:show="new"><text:span text:style-name="T3">Past Perfect Continuous</text:span></text:a><text:span text:style-name="T2"> Passive утворюється за допомогою додавання допоміжного слова </text:span><text:span text:style-name="Emphasis"><text:span text:style-name="T2">being</text:span></text:span><text:span text:style-name="T2">, що ставиться перед дієсловом з </text:span><text:a xlink:type="simple" xlink:href="http://easy-english.com.ua/zakinchennya-ed-v-anglijskij-movi/" office:target-frame-name="_blank" xlink:show="new"><text:span text:style-name="T3">закінченням </text:span></text:a><text:a xlink:type="simple" xlink:href="http://easy-english.com.ua/zakinchennya-ed-v-anglijskij-movi/" office:target-frame-name="_blank" xlink:show="new"><text:span text:style-name="Emphasis"><text:span text:style-name="T3">-ed</text:span></text:span></text:a><text:span text:style-name="T2"> або у 3 формі, якщо воно </text:span><text:a xlink:type="simple" xlink:href="http://easy-english.com.ua/irregular-verbs/" office:target-frame-name="_blank" xlink:show="new"><text:span text:style-name="T3">неправильне</text:span></text:a><text:span text:style-name="T2">. Формула:</text:span></text:p>
      <text:p text:style-name="P6">Іменник + had been + being + дієслово з закінченням -ed або у 3 формі</text:p>
      <text:p text:style-name="P3">Приклад:</text:p>
      <text:p text:style-name="P14"><text:span text:style-name="T15">The restaurant’s fantastic dinners </text:span><text:span text:style-name="Strong_20_Emphasis"><text:span text:style-name="T15">had been being prepared</text:span></text:span><text:span text:style-name="T15"> by Chef Jones for two years before he moved to Paris. – Неперевершені ресторанні вечері готувалися шеф-поваром Джонсом на протязі двох років, перед тим, як вінпереїхав до Парижу.</text:span></text:p>
      <text:h text:style-name="P8" text:outline-level="3">Future Simple Passive</text:h>
      <text:p text:style-name="P2"><text:span text:style-name="T2">Для утворення пасивного стану у часі </text:span><text:a xlink:type="simple" xlink:href="http://easy-english.com.ua/future-simple/" office:target-frame-name="_blank" xlink:show="new"><text:span text:style-name="T3">Future Simple</text:span></text:a><text:span text:style-name="T2"> необхідно перед дієсловом з </text:span><text:a xlink:type="simple" xlink:href="http://easy-english.com.ua/zakinchennya-ed-v-anglijskij-movi/" office:target-frame-name="_blank" xlink:show="new"><text:span text:style-name="T3">закінченням </text:span></text:a><text:a xlink:type="simple" xlink:href="http://easy-english.com.ua/zakinchennya-ed-v-anglijskij-movi/" office:target-frame-name="_blank" xlink:show="new"><text:span text:style-name="Emphasis"><text:span text:style-name="T3">-ed</text:span></text:span></text:a><text:span text:style-name="T2"> або у 3 формі (якщо воно </text:span><text:a xlink:type="simple" xlink:href="http://easy-english.com.ua/irregular-verbs/" office:target-frame-name="_blank" xlink:show="new"><text:span text:style-name="T3">неправильне</text:span></text:a><text:span text:style-name="T2">) поставити конструкцію </text:span><text:span text:style-name="Emphasis"><text:span text:style-name="T2">will </text:span></text:span><text:a xlink:type="simple" xlink:href="http://easy-english.com.ua/to-be/" office:target-frame-name="_blank" xlink:show="new"><text:span text:style-name="Emphasis"><text:span text:style-name="T3">be</text:span></text:span></text:a><text:span text:style-name="T2"> або </text:span><text:span text:style-name="Emphasis"><text:span text:style-name="T2">shall be</text:span></text:span><text:span text:style-name="T2">. Формула утворення:</text:span></text:p>
      <text:p text:style-name="P6">Іменник + will / shall + be + дієслово з закінченням -ed або у 3 формі</text:p>
      <text:p text:style-name="P3">Приклад:</text:p>
      <text:p text:style-name="P2"><text:span text:style-name="T2">The house </text:span><text:span text:style-name="Strong_20_Emphasis"><text:span text:style-name="T2">will be built</text:span></text:span><text:span text:style-name="T2">. – Будинок буде збудовано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4S</meta:editing-duration>
    <meta:editing-cycles>4</meta:editing-cycles>
    <meta:generator>OpenOffice/4.0.1$Win32 OpenOffice.org_project/401m5$Build-9714</meta:generator>
    <dc:date>2015-05-14T16:36:30.93</dc:date>
    <meta:document-statistic meta:table-count="0" meta:image-count="0" meta:object-count="0" meta:page-count="3" meta:paragraph-count="44" meta:word-count="654" meta:character-count="3894"/>
    <meta:user-defined meta:name="Info 1"/>
    <meta:user-defined meta:name="Info 2"/>
    <meta:user-defined meta:name="Info 3"/>
    <meta:user-defined meta:name="Info 4"/>
  </office:meta>
</office:document-meta>
</file>